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263cm" fo:min-width="8.297cm"/>
    </style:style>
    <style:style style:name="gr2" style:family="graphic" style:parent-style-name="standard">
      <style:graphic-properties draw:textarea-horizontal-align="justify" draw:textarea-vertical-align="middle" draw:auto-grow-height="false" fo:min-height="3.263cm" fo:min-width="8.393cm"/>
    </style:style>
    <style:style style:name="gr3" style:family="graphic" style:parent-style-name="standard">
      <style:graphic-properties draw:textarea-horizontal-align="justify" draw:textarea-vertical-align="middle" draw:auto-grow-height="false" fo:min-height="3.263cm" fo:min-width="8.298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9.175cm" svg:height="3.891cm" svg:x="11.712cm" svg:y="1.789cm">
          <text:p text:style-name="P1"><text:span text:style-name="T1">Global project (v1.x)</text:span></text:p>
          <text:p text:style-name="P2"><text:span text:style-name="T2">.julia/environments/v1.1/Project.toml</text:span></text:p>
          <text:p text:style-name="P2"><text:span text:style-name="T3"/></text:p>
          <text:p text:style-name="P2"><text:span text:style-name="T4">- Atom</text:span></text:p>
          <text:p text:style-name="P2"><text:span text:style-name="T4">- IJulia</text:span></text:p>
          <text:p text:style-name="P2"><text:span text:style-name="T4">- JuMP v0.19</text:span></text:p>
          <text:p text:style-name="P2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9.271cm" svg:height="3.891cm" svg:x="11.641cm" svg:y="5.973cm">
          <text:p text:style-name="P1"><text:span text:style-name="T1">MyPackage</text:span></text:p>
          <text:p text:style-name="P2"><text:span text:style-name="T2">.julia/dev/MyPackage</text:span></text:p>
          <text:p text:style-name="P1"><text:span text:style-name="T3"/></text:p>
          <text:p text:style-name="P2"><text:span text:style-name="T4">- LinearAlgebra</text:span></text:p>
          <text:p text:style-name="P2"><text:span text:style-name="T4">- LightGraphs v1.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176cm" svg:height="3.891cm" svg:x="11.689cm" svg:y="10.09cm">
          <text:p text:style-name="P1"><text:span text:style-name="T1">OptModel</text:span></text:p>
          <text:p text:style-name="P2"><text:span text:style-name="T2">Documents/project/code/OptModel</text:span></text:p>
          <text:p text:style-name="P1"><text:span text:style-name="T3"/></text:p>
          <text:p text:style-name="P2"><text:span text:style-name="T4">- JuMP v0.18</text:span></text:p>
          <text:p text:style-name="P2"><text:span text:style-name="T4">- MyPackage “local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4.572cm" svg:height="1.195cm" svg:x="13.981cm" svg:y="0.386cm">
          <draw:text-box>
            <text:p text:style-name="P1"><text:span text:style-name="T6">Projec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3T13:57:44.407790659</meta:creation-date>
    <dc:date>2019-06-05T11:37:16.572453699</dc:date>
    <meta:editing-duration>PT8M39S</meta:editing-duration>
    <meta:editing-cycles>3</meta:editing-cycles>
    <meta:generator>LibreOffice/5.1.6.2$Linux_X86_64 LibreOffice_project/10m0$Build-2</meta:generator>
    <meta:document-statistic meta:object-count="4"/>
  </office:meta>
</office:document-meta>
</file>